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60000018E16DA087D4A26F1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3856" officeooo:paragraph-rsid="0076385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c230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6385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8e56f" style:font-size-asian="12pt" style:font-weight-asian="bold" style:font-size-complex="12pt" style:font-weight-complex="bold"/>
    </style:style>
    <style:style style:name="T7" style:family="text">
      <style:text-properties officeooo:rsid="0078e5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3</text:span><text:span text:style-name="T2">0</text:span><text:span text:style-name="T6">0</text:span><text:span text:style-name="T4"> - </text:span><text:span text:style-name="T1">Flight - </text:span><text:span text:style-name="T5">Symbology guide</text:span></text:p>
      <text:p text:style-name="P1"/>
      <text:p text:style-name="P2">High Action Display (bottom of HDU)</text:p>
      <text:p text:style-name="P2"><draw:frame draw:style-name="fr1" draw:name="Image1" text:anchor-type="char" svg:width="4.1528in" svg:height="2.7638in" draw:z-index="0"><draw:image xlink:href="Pictures/10000000000002560000018E16DA087D4A26F1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0:55:44.755000000</dc:date>
    <meta:editing-duration>PT18H33M16S</meta:editing-duration>
    <meta:editing-cycles>8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2" meta:word-count="12" meta:character-count="65" meta:non-whitespace-character-count="55"/>
  </office:meta>
</office:document-meta>
</file>